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FA000001D283631A44.png" manifest:media-type="image/png"/>
  <manifest:file-entry manifest:full-path="Pictures/10000000000002FA000001D07EEC9AFA.png" manifest:media-type="image/png"/>
  <manifest:file-entry manifest:full-path="Pictures/10000000000002F8000001D01FD155AC.png" manifest:media-type="image/png"/>
  <manifest:file-entry manifest:full-path="Pictures/10000000000002F8000001D121563C85.png" manifest:media-type="image/png"/>
  <manifest:file-entry manifest:full-path="Pictures/10000000000002FA000001D2D8FEC1E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5cm" fo:min-width="0cm"/>
    </style:style>
    <style:style style:name="gr5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cm" svg:height="8.256cm" svg:x="6.5cm" svg:y="0.802cm">
          <draw:image xlink:href="Pictures/10000000000002FA000001D2D8FEC1E4.png" xlink:type="simple" xlink:show="embed" xlink:actuate="onLoad">
            <text:p/>
          </draw:image>
        </draw:frame>
        <draw:frame draw:style-name="gr1" draw:text-style-name="P1" draw:layer="layout" svg:width="13.5cm" svg:height="8.259cm" svg:x="6.5cm" svg:y="9.129cm">
          <draw:image xlink:href="Pictures/10000000000002F8000001D121563C85.png" xlink:type="simple" xlink:show="embed" xlink:actuate="onLoad">
            <text:p/>
          </draw:image>
        </draw:frame>
        <draw:frame draw:style-name="gr1" draw:text-style-name="P1" draw:layer="layout" svg:width="13.4cm" svg:height="8.18cm" svg:x="6.6cm" svg:y="17.394cm">
          <draw:image xlink:href="Pictures/10000000000002F8000001D01FD155AC.png" xlink:type="simple" xlink:show="embed" xlink:actuate="onLoad">
            <text:p/>
          </draw:image>
        </draw:frame>
        <draw:custom-shape draw:style-name="gr2" draw:text-style-name="P1" draw:layer="layout" svg:width="1.7cm" svg:height="0.81cm" svg:x="7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0.81cm" svg:x="8.5cm" svg:y="14.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11cm" svg:y="3.4cm">
          <draw:text-box>
            <text:p>1</text:p>
          </draw:text-box>
        </draw:frame>
        <draw:frame draw:style-name="gr3" draw:layer="layout" svg:width="0.853cm" svg:height="0.962cm" svg:x="10.947cm" svg:y="4.5cm">
          <draw:text-box>
            <text:p>2</text:p>
          </draw:text-box>
        </draw:frame>
        <draw:frame draw:style-name="gr4" draw:layer="layout" svg:width="0.853cm" svg:height="4.1cm" svg:x="8.6cm" svg:y="6.8cm">
          <draw:text-box>
            <text:p>3</text:p>
          </draw:text-box>
        </draw:frame>
        <draw:frame draw:style-name="gr3" draw:layer="layout" svg:width="0.853cm" svg:height="0.962cm" svg:x="10.147cm" svg:y="14.638cm">
          <draw:text-box>
            <text:p>4</text:p>
          </draw:text-box>
        </draw:frame>
        <draw:custom-shape draw:style-name="gr5" draw:text-style-name="P1" draw:layer="layout" svg:width="6.147cm" svg:height="5.199cm" draw:transform="rotate (1.79437300397537) translate (3.73cm 11.346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6.147cm" svg:height="5.199cm" draw:transform="rotate (1.79437300397537) translate (3.763cm 20.599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3.447cm" svg:height="8.188cm" svg:x="6.7cm" svg:y="9.211cm">
          <draw:image xlink:href="Pictures/10000000000002FA000001D07EEC9AFA.png" xlink:type="simple" xlink:show="embed" xlink:actuate="onLoad">
            <text:p/>
          </draw:image>
        </draw:frame>
        <draw:frame draw:style-name="gr1" draw:text-style-name="P1" draw:layer="layout" svg:width="13.5cm" svg:height="8.256cm" svg:x="6.721cm" svg:y="0.964cm">
          <draw:image xlink:href="Pictures/10000000000002FA000001D2D8FEC1E4.png" xlink:type="simple" xlink:show="embed" xlink:actuate="onLoad">
            <text:p/>
          </draw:image>
        </draw:frame>
        <draw:custom-shape draw:style-name="gr2" draw:text-style-name="P1" draw:layer="layout" svg:width="1.7cm" svg:height="0.81cm" svg:x="8.521cm" svg:y="14.66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53cm" svg:height="0.962cm" svg:x="11.6cm" svg:y="5.938cm">
          <draw:text-box>
            <text:p>1</text:p>
          </draw:text-box>
        </draw:frame>
        <draw:frame draw:style-name="gr6" draw:layer="layout" svg:width="0.853cm" svg:height="1cm" svg:x="8.8cm" svg:y="6.9cm">
          <draw:text-box>
            <text:p>2</text:p>
          </draw:text-box>
        </draw:frame>
        <draw:frame draw:style-name="gr3" draw:layer="layout" svg:width="0.853cm" svg:height="0.962cm" svg:x="10.168cm" svg:y="14.8cm">
          <draw:text-box>
            <text:p>3</text:p>
          </draw:text-box>
        </draw:frame>
        <draw:custom-shape draw:style-name="gr5" draw:text-style-name="P1" draw:layer="layout" svg:width="6.147cm" svg:height="5.199cm" draw:transform="rotate (1.79437300397537) translate (3.951cm 11.508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6.147cm" svg:height="5.199cm" draw:transform="rotate (1.79437300397537) translate (3.984cm 20.761cm)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7cm" svg:height="0.81cm" svg:x="7.2cm" svg:y="6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499cm" svg:height="8.254cm" svg:x="6.701cm" svg:y="17.4cm">
          <draw:image xlink:href="Pictures/10000000000002FA000001D283631A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1:08:27.053000000</meta:creation-date>
    <dc:date>2015-03-12T11:44:42.080000000</dc:date>
    <meta:editing-duration>PT33M48S</meta:editing-duration>
    <meta:editing-cycles>5</meta:editing-cycles>
    <meta:generator>LibreOffice/4.2.5.2$Windows_x86 LibreOffice_project/61cb170a04bb1f12e77c884eab9192be736ec5f5</meta:generator>
    <meta:document-statistic meta:object-count="21"/>
  </office:meta>
</office:document-meta>
</file>